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46.58mm"/>
    </style:style>
    <style:style style:name="co3" style:family="table-column">
      <style:table-column-properties fo:break-before="auto" style:column-width="44.41mm"/>
    </style:style>
    <style:style style:name="co4" style:family="table-column">
      <style:table-column-properties fo:break-before="auto" style:column-width="70.77mm"/>
    </style:style>
    <style:style style:name="co5" style:family="table-column">
      <style:table-column-properties fo:break-before="auto" style:column-width="12.21mm"/>
    </style:style>
    <style:style style:name="co6" style:family="table-column">
      <style:table-column-properties fo:break-before="auto" style:column-width="44.29mm"/>
    </style:style>
    <style:style style:name="co7" style:family="table-column">
      <style:table-column-properties fo:break-before="auto" style:column-width="44.64mm"/>
    </style:style>
    <style:style style:name="co8" style:family="table-column">
      <style:table-column-properties fo:break-before="auto" style:column-width="272.4mm"/>
    </style:style>
    <style:style style:name="co9" style:family="table-column">
      <style:table-column-properties fo:break-before="auto" style:column-width="41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PartNumber</text:p>
          </table:table-cell>
          <table:table-cell table:style-name="ce7" office:value-type="string" calcext:value-type="string">
            <text:p>Designator</text:p>
          </table:table-cell>
          <table:table-cell table:style-name="ce13" office:value-type="string" calcext:value-type="string">
            <text:p>Description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Mouser PartNumber</text:p>
          </table:table-cell>
          <table:table-cell table:style-name="ce1" office:value-type="string" calcext:value-type="string">
            <text:p>Price per unit(EUR)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ink to Mouser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29" office:value-type="string" calcext:value-type="string">
            <text:p>F920J106MPA</text:p>
          </table:table-cell>
          <table:table-cell table:style-name="ce32" office:value-type="string" calcext:value-type="string">
            <text:p>C7, C10, C26, C30, C31, C34, C37, C40, C44, C45, C46, C47, C52, C55</text:p>
          </table:table-cell>
          <table:table-cell table:style-name="ce37" office:value-type="string" calcext:value-type="string">
            <text:p>Tantalum Capacitors - Solid SMD 6.3V 10uF 20% 0805 ESR= 6 Ohms</text:p>
          </table:table-cell>
          <table:table-cell table:style-name="ce19" office:value-type="float" office:value="14" calcext:value-type="float">
            <text:p>14</text:p>
          </table:table-cell>
          <table:table-cell table:style-name="ce43" office:value-type="string" calcext:value-type="string">
            <text:p>647-F920J106MPA</text:p>
          </table:table-cell>
          <table:table-cell table:style-name="ce20" office:value-type="float" office:value="0.26" calcext:value-type="float">
            <text:p>0.26</text:p>
          </table:table-cell>
          <table:table-cell table:style-name="ce3" table:formula="of:=[.G2]*[.E2]" office:value-type="float" office:value="3.64" calcext:value-type="float">
            <text:p>3.64</text:p>
          </table:table-cell>
          <table:table-cell table:style-name="ce24" office:value-type="string" calcext:value-type="string">
            <text:p><text:a xlink:href="https://www.mouser.fr/ProductDetail/AVX/F920J106MPA?qs=%2Fha2pyFaduj1ONGVYdBVO18CuWHze7gn3aX8MBetPuaN1eUI9i731A%3D%3D" xlink:type="simple">https://www.mouser.fr/ProductDetail/AVX/F920J106MPA?qs=%2fha2pyFaduj1ONGVYdBVO18CuWHze7gn3aX8MBetPuaN1eUI9i731A%3d%3d</text:a>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29" office:value-type="string" calcext:value-type="string">
            <text:p>TMK325B7226MM-TR</text:p>
          </table:table-cell>
          <table:table-cell table:style-name="ce32" office:value-type="string" calcext:value-type="string">
            <text:p>C19, C21</text:p>
          </table:table-cell>
          <table:table-cell table:style-name="ce37" office:value-type="string" calcext:value-type="string">
            <text:p>Multilayer Ceramic Capacitors MLCC - SMD/SMT FACTORY NOT ACCEPTING ORDERS</text:p>
          </table:table-cell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963-TMK325B7226MM-TR</text:p>
          </table:table-cell>
          <table:table-cell table:style-name="ce20" office:value-type="float" office:value="0.88" calcext:value-type="float">
            <text:p>0.88</text:p>
          </table:table-cell>
          <table:table-cell table:style-name="ce3" table:formula="of:=[.G3]*[.E3]" office:value-type="float" office:value="1.76" calcext:value-type="float">
            <text:p>1.76</text:p>
          </table:table-cell>
          <table:table-cell table:style-name="ce24" office:value-type="string" calcext:value-type="string">
            <text:p><text:a xlink:href="https://www.mouser.fr/ProductDetail/Taiyo-Yuden/TMK325B7226MM-TR?qs=sGAEpiMZZMs0AnBnWHyRQAEIN6r3SS%2FOQsJ4GQ3J%252BZo%3D" xlink:type="simple">https://www.mouser.fr/ProductDetail/Taiyo-Yuden/TMK325B7226MM-TR?qs=sGAEpiMZZMs0AnBnWHyRQAEIN6r3SS%2FOQsJ4GQ3J%252BZo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C3225JB1C226M25A</text:p>
          </table:table-cell>
          <table:table-cell table:style-name="ce32" office:value-type="string" calcext:value-type="string">
            <text:p>C36, C42</text:p>
          </table:table-cell>
          <table:table-cell table:style-name="ce37" office:value-type="string" calcext:value-type="string">
            <text:p>Multilayer Ceramic Capacitors MLCC - SMD/SMT 50V 12pF C0G 0805 2%</text:p>
          </table:table-cell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810-C3225JB1C226M25A</text:p>
          </table:table-cell>
          <table:table-cell table:style-name="ce20" office:value-type="float" office:value="0.44" calcext:value-type="float">
            <text:p>0.44</text:p>
          </table:table-cell>
          <table:table-cell table:style-name="ce3" table:formula="of:=[.G4]*[.E4]" office:value-type="float" office:value="0.88" calcext:value-type="float">
            <text:p>0.88</text:p>
          </table:table-cell>
          <table:table-cell table:style-name="ce24" office:value-type="string" calcext:value-type="string">
            <text:p><text:a xlink:href="https://www.mouser.fr/ProductDetail/AVX/08055A120GAT2A?qs=sGAEpiMZZMs0AnBnWHyRQFbMiDwlAnskTkqL%2FUVkun8%3D" xlink:type="simple">https://www.mouser.fr/ProductDetail/AVX/08055A120GAT2A?qs=sGAEpiMZZMs0AnBnWHyRQFbMiDwlAnskTkqL%2fUVkun8%3d</text:a>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29" office:value-type="float" office:value="885012207066" calcext:value-type="float">
            <text:p>885012207066</text:p>
          </table:table-cell>
          <table:table-cell table:style-name="ce32" office:value-type="string" calcext:value-type="string">
            <text:p>C11, C39</text:p>
          </table:table-cell>
          <table:table-cell table:style-name="ce38" office:value-type="string" calcext:value-type="string">
            <text:p>Multilayer Ceramic Capacitors MLCC - SMD/SMT WCAP-CSGP 10000pF 0805 10% 25V MLCC</text:p>
          </table:table-cell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710-885012207066</text:p>
          </table:table-cell>
          <table:table-cell table:style-name="ce20" office:value-type="float" office:value="0.08" calcext:value-type="float">
            <text:p>0.08</text:p>
          </table:table-cell>
          <table:table-cell table:style-name="ce3" table:formula="of:=[.G5]*[.E5]" office:value-type="float" office:value="0.16" calcext:value-type="float">
            <text:p>0.16</text:p>
          </table:table-cell>
          <table:table-cell table:style-name="ce24" office:value-type="string" calcext:value-type="string">
            <text:p><text:a xlink:href="https://www.mouser.fr/ProductDetail/Wurth-Electronics/885012207066?qs=sGAEpiMZZMukHu%252bjC5l7YRTxnIahtzp%252b0GZOZb7CVRM%3D" xlink:type="simple">https://www.mouser.fr/ProductDetail/Wurth-Electronics/885012207066?qs=sGAEpiMZZMukHu%252bjC5l7YRTxnIahtzp%252b0GZOZb7CVRM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6" office:value-type="string" calcext:value-type="string">
            <text:p>C0805C474K5RACTU</text:p>
          </table:table-cell>
          <table:table-cell table:style-name="ce9" office:value-type="string" calcext:value-type="string">
            <text:p>C28</text:p>
          </table:table-cell>
          <table:table-cell table:style-name="ce38" office:value-type="string" calcext:value-type="string">
            <text:p>Multilayer Ceramic Capacitors MLCC - SMD/SMT 50volts .470uF 10% X7R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80-C0805C474K5RAL</text:p>
          </table:table-cell>
          <table:table-cell table:style-name="ce20" office:value-type="float" office:value="0.73" calcext:value-type="float">
            <text:p>0.73</text:p>
          </table:table-cell>
          <table:table-cell table:style-name="ce3" table:formula="of:=[.G6]*[.E6]" office:value-type="float" office:value="0.73" calcext:value-type="float">
            <text:p>0.73</text:p>
          </table:table-cell>
          <table:table-cell table:style-name="ce24" office:value-type="string" calcext:value-type="string">
            <text:p><text:a xlink:href="https://www.mouser.fr/ProductDetail/KEMET/C0805C474K5RALTU?qs=sGAEpiMZZMs0AnBnWHyRQNchIam%2FLmo3o86jZ8cTsXo%3D" xlink:type="simple">https://www.mouser.fr/ProductDetail/KEMET/C0805C474K5RALTU?qs=sGAEpiMZZMs0AnBnWHyRQNchIam%2fLmo3o86jZ8cTsXo%3d</text:a>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6" office:value-type="string" calcext:value-type="string">
            <text:p>CGA4J2C0G1H223J125AA</text:p>
          </table:table-cell>
          <table:table-cell table:style-name="ce9" office:value-type="string" calcext:value-type="string">
            <text:p>C24</text:p>
          </table:table-cell>
          <table:table-cell table:style-name="ce38" office:value-type="string" calcext:value-type="string">
            <text:p>Multilayer Ceramic Capacitors MLCC - SMD/SMT CGA 0805 50V 0.022uF C0G 5% AEC-Q200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810-CGA4J2C0G1H223J</text:p>
          </table:table-cell>
          <table:table-cell table:style-name="ce20" office:value-type="float" office:value="0.27" calcext:value-type="float">
            <text:p>0.27</text:p>
          </table:table-cell>
          <table:table-cell table:style-name="ce3" table:formula="of:=[.G7]*[.E7]" office:value-type="float" office:value="0.27" calcext:value-type="float">
            <text:p>0.27</text:p>
          </table:table-cell>
          <table:table-cell table:style-name="ce24" office:value-type="string" calcext:value-type="string">
            <text:p><text:a xlink:href="https://www.mouser.fr/ProductDetail/TDK/CGA4J2C0G1H223J125AA?qs=%2Fha2pyFaduhdClOqvQadrh52agRyUJJhYfav6NPFl5jhHD%2FOEqDqTg9BaVN9tHzB" xlink:type="simple">https://www.mouser.fr/ProductDetail/TDK/CGA4J2C0G1H223J125AA?qs=%2fha2pyFaduhdClOqvQadrh52agRyUJJhYfav6NPFl5jhHD%2fOEqDqTg9BaVN9tHzB</text:a>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29" office:value-type="float" office:value="885012207096" calcext:value-type="float">
            <text:p>885012207096</text:p>
          </table:table-cell>
          <table:table-cell table:style-name="ce32" office:value-type="string" calcext:value-type="string">
            <text:p>C20</text:p>
          </table:table-cell>
          <table:table-cell table:style-name="ce37" office:value-type="string" calcext:value-type="string">
            <text:p>Multilayer Ceramic Capacitors MLCC - SMD/SMT WCAP-CSGP 0.047uF 0805 10% 50V MLCC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710-885012207096</text:p>
          </table:table-cell>
          <table:table-cell table:style-name="ce20" office:value-type="float" office:value="0.09" calcext:value-type="float">
            <text:p>0.09</text:p>
          </table:table-cell>
          <table:table-cell table:style-name="ce3" table:formula="of:=[.G8]*[.E8]" office:value-type="float" office:value="0.09" calcext:value-type="float">
            <text:p>0.09</text:p>
          </table:table-cell>
          <table:table-cell table:style-name="ce24" office:value-type="string" calcext:value-type="string">
            <text:p><text:a xlink:href="https://www.mouser.fr/ProductDetail/Wurth-Electronics/885012007076?qs=sGAEpiMZZMs0AnBnWHyRQN7%2FAA2D2lPPNR8LJmqtnlM9z3VqjB4knQ%3D%3D" xlink:type="simple">https://www.mouser.fr/ProductDetail/Wurth-Electronics/885012007076?qs=sGAEpiMZZMs0AnBnWHyRQN7%2FAA2D2lPPNR8LJmqtnlM9z3VqjB4knQ%3D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VJ0805A180JXAMC</text:p>
          </table:table-cell>
          <table:table-cell table:style-name="ce32" office:value-type="string" calcext:value-type="string">
            <text:p>C1, C3, C5</text:p>
          </table:table-cell>
          <table:table-cell table:style-name="ce37" office:value-type="string" calcext:value-type="string">
            <text:p>Multilayer Ceramic Capacitors MLCC - SMD/SMT 18PF 50V 5%</text:p>
          </table:table-cell>
          <table:table-cell table:style-name="ce19" office:value-type="float" office:value="3" calcext:value-type="float">
            <text:p>3</text:p>
          </table:table-cell>
          <table:table-cell table:style-name="ce43" office:value-type="string" calcext:value-type="string">
            <text:p>77-VJ0805A180JXAMC</text:p>
          </table:table-cell>
          <table:table-cell table:style-name="ce20" office:value-type="float" office:value="0.09" calcext:value-type="float">
            <text:p>0.09</text:p>
          </table:table-cell>
          <table:table-cell table:style-name="ce3" table:formula="of:=[.G9]*[.E9]" office:value-type="float" office:value="0.27" calcext:value-type="float">
            <text:p>0.27</text:p>
          </table:table-cell>
          <table:table-cell table:style-name="ce24" office:value-type="string" calcext:value-type="string">
            <text:p><text:a xlink:href="https://www.mouser.fr/ProductDetail/Vishay-Vitramon/VJ0805A180JXAMC?qs=sGAEpiMZZMvsSlwiRhF8qpRMYGxmftL7ZZHtv6VS3M0%3D" xlink:type="simple">https://www.mouser.fr/ProductDetail/Vishay-Vitramon/VJ0805A180JXAMC?qs=sGAEpiMZZMvsSlwiRhF8qpRMYGxmftL7ZZHtv6VS3M0%3d</text:a></text:p>
          </table:table-cell>
          <table:table-cell table:number-columns-repeated="1015"/>
        </table:table-row>
        <table:table-row table:style-name="ro4">
          <table:table-cell table:style-name="ce3"/>
          <table:table-cell table:style-name="ce29" office:value-type="string" calcext:value-type="string">
            <text:p>CGA4J2X7R2A104K</text:p>
          </table:table-cell>
          <table:table-cell table:style-name="ce9" office:value-type="string" calcext:value-type="string">
            <text:p>C2, C4, C6, C8, C9, C12, C22, C23, C25, C27, C29, C32, C33, C35, C38, C48, C49, C50, C51, C53, C54, C56, C58</text:p>
          </table:table-cell>
          <table:table-cell table:style-name="ce37" office:value-type="string" calcext:value-type="string">
            <text:p>Multilayer Ceramic Capacitors MLCC - SMD/SMT CGA 0805 100V 0.1uF X7R 10% AEC-Q200</text:p>
          </table:table-cell>
          <table:table-cell table:style-name="ce19" office:value-type="float" office:value="23" calcext:value-type="float">
            <text:p>23</text:p>
          </table:table-cell>
          <table:table-cell table:style-name="ce43" office:value-type="string" calcext:value-type="string">
            <text:p>810-CGA4J2X7R2A104K</text:p>
          </table:table-cell>
          <table:table-cell table:style-name="ce20" office:value-type="float" office:value="0.18" calcext:value-type="float">
            <text:p>0.18</text:p>
          </table:table-cell>
          <table:table-cell table:style-name="ce3" table:formula="of:=[.G10]*[.E10]" office:value-type="float" office:value="4.14" calcext:value-type="float">
            <text:p>4.14</text:p>
          </table:table-cell>
          <table:table-cell table:style-name="ce24" office:value-type="string" calcext:value-type="string">
            <text:p><text:a xlink:href="https://www.mouser.fr/ProductDetail/TDK/CGA4J2X7R2A104K125AA?qs=sGAEpiMZZMs0AnBnWHyRQEWjzA2rN6H9njsVI8Vti%252bo%3D" xlink:type="simple">https://www.mouser.fr/ProductDetail/TDK/CGA4J2X7R2A104K125AA?qs=sGAEpiMZZMs0AnBnWHyRQEWjzA2rN6H9njsVI8Vti%252bo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float" office:value="885012007076" calcext:value-type="float">
            <text:p>885012007076</text:p>
          </table:table-cell>
          <table:table-cell table:style-name="ce9" office:value-type="string" calcext:value-type="string">
            <text:p>C41, C43</text:p>
          </table:table-cell>
          <table:table-cell table:style-name="ce37" office:value-type="string" calcext:value-type="string">
            <text:p>Multilayer Ceramic Capacitors MLCC - SMD/SMT 100V 10pF C0G 0805 5% Tol</text:p>
          </table:table-cell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710-885012007076</text:p>
          </table:table-cell>
          <table:table-cell table:style-name="ce20" office:value-type="float" office:value="0.17" calcext:value-type="float">
            <text:p>0.17</text:p>
          </table:table-cell>
          <table:table-cell table:style-name="ce3" table:formula="of:=[.G11]*[.E11]" office:value-type="float" office:value="0.34" calcext:value-type="float">
            <text:p>0.34</text:p>
          </table:table-cell>
          <table:table-cell table:style-name="ce24" office:value-type="string" calcext:value-type="string">
            <text:p><text:a xlink:href="https://www.mouser.fr/ProductDetail/AVX/08051A100JAT4A?qs=sGAEpiMZZMs0AnBnWHyRQFTaD8luxIJIEffi5lQ5qVk%3D" xlink:type="simple">https://www.mouser.fr/ProductDetail/AVX/08051A100JAT4A?qs=sGAEpiMZZMs0AnBnWHyRQFTaD8luxIJIEffi5lQ5qVk%3d</text:a>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29" office:value-type="string" calcext:value-type="string">
            <text:p>CRCW08050000Z0EB</text:p>
          </table:table-cell>
          <table:table-cell table:style-name="ce32" office:value-type="string" calcext:value-type="string">
            <text:p>J_V1, J_V2, J_V3, J_V4, J_V5, J_V6, R1, R2, R4, R5, R8, R9, R13, R14, R15</text:p>
          </table:table-cell>
          <table:table-cell table:style-name="ce37" office:value-type="string" calcext:value-type="string">
            <text:p>Thick Film Resistors - SMD 1/8watt ZEROohm Jumper</text:p>
          </table:table-cell>
          <table:table-cell table:style-name="ce19" office:value-type="float" office:value="17" calcext:value-type="float">
            <text:p>17</text:p>
          </table:table-cell>
          <table:table-cell table:style-name="ce43" office:value-type="string" calcext:value-type="string">
            <text:p>71-CRCW08050000Z0EB</text:p>
          </table:table-cell>
          <table:table-cell table:style-name="ce20" office:value-type="float" office:value="0.09" calcext:value-type="float">
            <text:p>0.09</text:p>
          </table:table-cell>
          <table:table-cell table:style-name="ce3" table:formula="of:=[.G12]*[.E12]" office:value-type="float" office:value="1.53" calcext:value-type="float">
            <text:p>1.53</text:p>
          </table:table-cell>
          <table:table-cell table:style-name="ce24" office:value-type="string" calcext:value-type="string">
            <text:p><text:a xlink:href="https://www.mouser.fr/ProductDetail/Vishay/CRCW08050000Z0EB?qs=sGAEpiMZZMu61qfTUdNhG2DpbjADlD3GhavQkQlJeCY%3D" xlink:type="simple">https://www.mouser.fr/ProductDetail/Vishay/CRCW08050000Z0EB?qs=sGAEpiMZZMu61qfTUdNhG2DpbjADlD3GhavQkQlJeCY%3d</text:a>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29" office:value-type="string" calcext:value-type="string">
            <text:p>RCG080510K0FKEA</text:p>
          </table:table-cell>
          <table:table-cell table:style-name="ce32" office:value-type="string" calcext:value-type="string">
            <text:p>R11, R12, R20, R21, R22, R23, R24, R25, R29, R30, R31, R32, R33, R34, R35, R43, R44, R45, R46</text:p>
          </table:table-cell>
          <table:table-cell table:style-name="ce38" office:value-type="string" calcext:value-type="string">
            <text:p>Thick Film Resistors - SMD 1/8watt 10Kohms 1% 100ppm</text:p>
          </table:table-cell>
          <table:table-cell table:style-name="ce19" office:value-type="float" office:value="19" calcext:value-type="float">
            <text:p>19</text:p>
          </table:table-cell>
          <table:table-cell table:style-name="ce43" office:value-type="string" calcext:value-type="string">
            <text:p>71-RCG080510K0FKEA</text:p>
          </table:table-cell>
          <table:table-cell table:style-name="ce20" office:value-type="float" office:value="0.09" calcext:value-type="float">
            <text:p>0.09</text:p>
          </table:table-cell>
          <table:table-cell table:style-name="ce3" table:formula="of:=[.G13]*[.E13]" office:value-type="float" office:value="1.71" calcext:value-type="float">
            <text:p>1.71</text:p>
          </table:table-cell>
          <table:table-cell table:style-name="ce24" office:value-type="string" calcext:value-type="string">
            <text:p><text:a xlink:href="https://www.mouser.fr/ProductDetail/Vishay-Draloric/RCG080510K0FKEA?qs=sGAEpiMZZMu61qfTUdNhG2S2hifcpV7XxvQ2reXhrgI%3D" xlink:type="simple">https://www.mouser.fr/ProductDetail/Vishay-Draloric/RCG080510K0FKEA?qs=sGAEpiMZZMu61qfTUdNhG2S2hifcpV7XxvQ2reXhrgI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RCG080510K0FKEA</text:p>
          </table:table-cell>
          <table:table-cell table:style-name="ce32" office:value-type="string" calcext:value-type="string">
            <text:p>R37, R38, R39, R40, R41, R42</text:p>
          </table:table-cell>
          <table:table-cell table:style-name="ce38" office:value-type="string" calcext:value-type="string">
            <text:p>Thick Film Resistors - SMD 1/8watt 10Kohms 1% 100ppm</text:p>
          </table:table-cell>
          <table:table-cell table:style-name="ce19" office:value-type="float" office:value="6" calcext:value-type="float">
            <text:p>6</text:p>
          </table:table-cell>
          <table:table-cell table:style-name="ce43" office:value-type="string" calcext:value-type="string">
            <text:p>71-RCG080510K0FKEA</text:p>
          </table:table-cell>
          <table:table-cell table:style-name="ce20" office:value-type="float" office:value="0.09" calcext:value-type="float">
            <text:p>0.09</text:p>
          </table:table-cell>
          <table:table-cell table:style-name="ce3" table:formula="of:=[.G14]*[.E14]" office:value-type="float" office:value="0.54" calcext:value-type="float">
            <text:p>0.54</text:p>
          </table:table-cell>
          <table:table-cell table:style-name="ce24" office:value-type="string" calcext:value-type="string">
            <text:p><text:a xlink:href="https://www.mouser.fr/ProductDetail/Vishay-Draloric/RCG080510K0FKEA?qs=sGAEpiMZZMu61qfTUdNhG2S2hifcpV7XxvQ2reXhrgI%3D" xlink:type="simple">https://www.mouser.fr/ProductDetail/Vishay-Draloric/RCG080510K0FKEA?qs=sGAEpiMZZMu61qfTUdNhG2S2hifcpV7XxvQ2reXhrgI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PCF0805R-1K65BT1</text:p>
          </table:table-cell>
          <table:table-cell table:style-name="ce32" office:value-type="string" calcext:value-type="string">
            <text:p>R7</text:p>
          </table:table-cell>
          <table:table-cell table:style-name="ce38" office:value-type="string" calcext:value-type="string">
            <text:p>Thin Film Resistors - SMD 0.1W 1.65K ohm 0.1% 25ppm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756-PCF0805R-1K65BT1</text:p>
          </table:table-cell>
          <table:table-cell table:style-name="ce20" office:value-type="float" office:value="0.3" calcext:value-type="float">
            <text:p>0.3</text:p>
          </table:table-cell>
          <table:table-cell table:style-name="ce3" table:formula="of:=[.G15]*[.E15]" office:value-type="float" office:value="0.3" calcext:value-type="float">
            <text:p>0.3</text:p>
          </table:table-cell>
          <table:table-cell table:style-name="ce24" office:value-type="string" calcext:value-type="string">
            <text:p><text:a xlink:href="https://www.mouser.fr/ProductDetail/Welwyn-Components-TT-Electronics/PCF0805R-1K65BT1?qs=%2Fha2pyFaduhbqQdCBwYM8poRwqcAFwNiOb8f3SZftrPqjuVjPcECkg%3D%3D" xlink:type="simple">https://www.mouser.fr/ProductDetail/Welwyn-Components-TT-Electronics/PCF0805R-1K65BT1?qs=%2fha2pyFaduhbqQdCBwYM8poRwqcAFwNiOb8f3SZftrPqjuVjPcECkg%3d%3d</text:a>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29" office:value-type="string" calcext:value-type="string">
            <text:p>RC0805FR-0747KL</text:p>
          </table:table-cell>
          <table:table-cell table:style-name="ce32" office:value-type="string" calcext:value-type="string">
            <text:p>R18, R27, R36</text:p>
          </table:table-cell>
          <table:table-cell table:style-name="ce38" office:value-type="string" calcext:value-type="string">
            <text:p>Thick Film Resistors - SMD 47K OHM 1%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603-RC0805FR-0747KL</text:p>
          </table:table-cell>
          <table:table-cell table:style-name="ce20" office:value-type="float" office:value="0.09" calcext:value-type="float">
            <text:p>0.09</text:p>
          </table:table-cell>
          <table:table-cell table:style-name="ce3" table:formula="of:=[.G16]*[.E16]" office:value-type="float" office:value="0.09" calcext:value-type="float">
            <text:p>0.09</text:p>
          </table:table-cell>
          <table:table-cell table:style-name="ce24" office:value-type="string" calcext:value-type="string">
            <text:p><text:a xlink:href="https://www.mouser.fr/ProductDetail/Yageo/RC0805FR-0747KL?qs=%2Fha2pyFadugqH4HCO4lefdMOe4yHlq169IjAeHXgRFykIqSqjdYpPA%3D%3D" xlink:type="simple">https://www.mouser.fr/ProductDetail/Yageo/RC0805FR-0747KL?qs=%2fha2pyFadugqH4HCO4lefdMOe4yHlq169IjAeHXgRFykIqSqjdYpPA%3d%3d</text:a>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29" office:value-type="string" calcext:value-type="string">
            <text:p>CR0805FX-3302ELF</text:p>
          </table:table-cell>
          <table:table-cell table:style-name="ce32" office:value-type="string" calcext:value-type="string">
            <text:p>R19</text:p>
          </table:table-cell>
          <table:table-cell table:style-name="ce37" office:value-type="string" calcext:value-type="string">
            <text:p>Thick Film Resistors - SMD 33K 1%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652-CR0805FX-3302ELF</text:p>
          </table:table-cell>
          <table:table-cell table:style-name="ce20" office:value-type="float" office:value="0.09" calcext:value-type="float">
            <text:p>0.09</text:p>
          </table:table-cell>
          <table:table-cell table:style-name="ce3" table:formula="of:=[.G17]*[.E17]" office:value-type="float" office:value="0.09" calcext:value-type="float">
            <text:p>0.09</text:p>
          </table:table-cell>
          <table:table-cell table:style-name="ce24" office:value-type="string" calcext:value-type="string">
            <text:p><text:a xlink:href="https://www.mouser.fr/ProductDetail/Bourns/CR0805-FX-3302ELF?qs=sGAEpiMZZMu61qfTUdNhG6LqqFhkr6pUQm4jgaHbkpE%3D" xlink:type="simple">https://www.mouser.fr/ProductDetail/Bourns/CR0805-FX-3302ELF?qs=sGAEpiMZZMu61qfTUdNhG6LqqFhkr6pUQm4jgaHbkpE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CRCW0805330RFKEB</text:p>
          </table:table-cell>
          <table:table-cell table:style-name="ce32" office:value-type="string" calcext:value-type="string">
            <text:p>R28</text:p>
          </table:table-cell>
          <table:table-cell table:style-name="ce37" office:value-type="string" calcext:value-type="string">
            <text:p>Thick Film Resistors - SMD 1/8watt 330ohms 1%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71-CRCW0805330RFKEB</text:p>
          </table:table-cell>
          <table:table-cell table:style-name="ce20" office:value-type="float" office:value="0.09" calcext:value-type="float">
            <text:p>0.09</text:p>
          </table:table-cell>
          <table:table-cell table:style-name="ce3" table:formula="of:=[.G18]*[.E18]" office:value-type="float" office:value="0.09" calcext:value-type="float">
            <text:p>0.09</text:p>
          </table:table-cell>
          <table:table-cell table:style-name="ce24" office:value-type="string" calcext:value-type="string">
            <text:p><text:a xlink:href="https://www.mouser.fr/ProductDetail/Vishay/CRCW0805330RFKEB?qs=sGAEpiMZZMu61qfTUdNhG2DpbjADlD3GzEXCZItZWP4%3D" xlink:type="simple">https://www.mouser.fr/ProductDetail/Vishay/CRCW0805330RFKEB?qs=sGAEpiMZZMu61qfTUdNhG2DpbjADlD3GzEXCZItZWP4%3d</text:a>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29" office:value-type="string" calcext:value-type="string">
            <text:p>RC0805FR-073K3L</text:p>
          </table:table-cell>
          <table:table-cell table:style-name="ce32" office:value-type="string" calcext:value-type="string">
            <text:p>R3, R6, R10</text:p>
          </table:table-cell>
          <table:table-cell table:style-name="ce38" office:value-type="string" calcext:value-type="string">
            <text:p>Thick Film Resistors - SMD 3.3K OHM 1%</text:p>
          </table:table-cell>
          <table:table-cell table:style-name="ce19" office:value-type="float" office:value="3" calcext:value-type="float">
            <text:p>3</text:p>
          </table:table-cell>
          <table:table-cell table:style-name="ce43" office:value-type="string" calcext:value-type="string">
            <text:p>603-RC0805FR-073K3L</text:p>
          </table:table-cell>
          <table:table-cell table:style-name="ce20" office:value-type="float" office:value="0.09" calcext:value-type="float">
            <text:p>0.09</text:p>
          </table:table-cell>
          <table:table-cell table:style-name="ce3" table:formula="of:=[.G19]*[.E19]" office:value-type="float" office:value="0.27" calcext:value-type="float">
            <text:p>0.27</text:p>
          </table:table-cell>
          <table:table-cell table:style-name="ce24" office:value-type="string" calcext:value-type="string">
            <text:p><text:a xlink:href="https://www.mouser.fr/ProductDetail/Yageo/RC0805FR-073K3L?qs=%2Fha2pyFadugqH4HCO4lefRMQ4n%2FnSCLrBPkxpahTIsAHDwyYvbAbrg%3D%3D" xlink:type="simple">https://www.mouser.fr/ProductDetail/Yageo/RC0805FR-073K3L?qs=%2fha2pyFadugqH4HCO4lefRMQ4n%2fnSCLrBPkxpahTIsAHDwyYvbAbrg%3d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LVK12R050DER</text:p>
          </table:table-cell>
          <table:table-cell table:style-name="ce32" office:value-type="string" calcext:value-type="string">
            <text:p>RSense</text:p>
          </table:table-cell>
          <table:table-cell table:style-name="ce38" office:value-type="string" calcext:value-type="string">
            <text:p>Current Sense Resistors - SMD 0.05ohm .5% 4 Terminal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588-LVK12R050DER</text:p>
          </table:table-cell>
          <table:table-cell table:style-name="ce20" office:value-type="float" office:value="0.66" calcext:value-type="float">
            <text:p>0.66</text:p>
          </table:table-cell>
          <table:table-cell table:style-name="ce3" table:formula="of:=[.G20]*[.E20]" office:value-type="float" office:value="0.66" calcext:value-type="float">
            <text:p>0.66</text:p>
          </table:table-cell>
          <table:table-cell table:style-name="ce24" office:value-type="string" calcext:value-type="string">
            <text:p><text:a xlink:href="https://www.mouser.fr/ProductDetail/Ohmite/LVK12R050DER?qs=%2Fha2pyFaduj7XFfIkG4bGtgBGw%2F%252bdxSr%2FC%252boxtlX3uVSDUlFh5BmjA%3D%3D" xlink:type="simple">https://www.mouser.fr/ProductDetail/Ohmite/LVK12R050DER?qs=%2fha2pyFaduj7XFfIkG4bGtgBGw%2f%252bdxSr%2fC%252boxtlX3uVSDUlFh5BmjA%3d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ECS-.327-12.5-34S-TR</text:p>
          </table:table-cell>
          <table:table-cell table:style-name="ce32" office:value-type="string" calcext:value-type="string">
            <text:p>Y2</text:p>
          </table:table-cell>
          <table:table-cell table:style-name="ce38" office:value-type="string" calcext:value-type="string">
            <text:p>Crystals 32.768KHz 20ppm 12.5pF -40 to 125C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520-ECS32.7-12.534ST</text:p>
          </table:table-cell>
          <table:table-cell table:style-name="ce20" office:value-type="float" office:value="0.93" calcext:value-type="float">
            <text:p>0.93</text:p>
          </table:table-cell>
          <table:table-cell table:style-name="ce3" table:formula="of:=[.G21]*[.E21]" office:value-type="float" office:value="0.93" calcext:value-type="float">
            <text:p>0.93</text:p>
          </table:table-cell>
          <table:table-cell table:style-name="ce24" office:value-type="string" calcext:value-type="string">
            <text:p><text:a xlink:href="https://www.mouser.fr/ProductDetail/ECS/ECS-327-125-34S-TR?qs=%2Fha2pyFadugjSpDUkJ59l191gcKkrcEkBCrkjD0Wl1Vc%252bGi5rdeEqMYIBqBC15Ho" xlink:type="simple">https://www.mouser.fr/ProductDetail/ECS/ECS-327-125-34S-TR?qs=%2fha2pyFadugjSpDUkJ59l191gcKkrcEkBCrkjD0Wl1Vc%252bGi5rdeEqMYIBqBC15Ho</text:a>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29" office:value-type="string" calcext:value-type="string">
            <text:p>ABM8X-102-32.000MHZ-T</text:p>
          </table:table-cell>
          <table:table-cell table:style-name="ce32" office:value-type="string" calcext:value-type="string">
            <text:p>Y1</text:p>
          </table:table-cell>
          <table:table-cell table:style-name="ce38" office:value-type="string" calcext:value-type="string">
            <text:p>Crystals 32MHz 10pF 40ppm -40C +125C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815-ABM8X-102-32.0-T</text:p>
          </table:table-cell>
          <table:table-cell table:style-name="ce20" office:value-type="float" office:value="5.15" calcext:value-type="float">
            <text:p>5.15</text:p>
          </table:table-cell>
          <table:table-cell table:style-name="ce3" table:formula="of:=[.G22]*[.E22]" office:value-type="float" office:value="5.15" calcext:value-type="float">
            <text:p>5.15</text:p>
          </table:table-cell>
          <table:table-cell table:style-name="ce24" office:value-type="string" calcext:value-type="string">
            <text:p><text:a xlink:href="https://www.mouser.fr/ProductDetail/ABRACON/ABM8X-102-32000MHZ-T?qs=%2Fha2pyFadugbVLjaA0u3r5%2FAQY%252bRm9cErChlHaQ3KkZCU2uq43G105rrPpfAhqCV" xlink:type="simple">https://www.mouser.fr/ProductDetail/ABRACON/ABM8X-102-32000MHZ-T?qs=%2fha2pyFadugbVLjaA0u3r5%2fAQY%252bRm9cErChlHaQ3KkZCU2uq43G105rrPpfAhqCV</text:a>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29" office:value-type="string" calcext:value-type="string">
            <text:p>LTST-C170KFKT</text:p>
          </table:table-cell>
          <table:table-cell table:style-name="ce32" office:value-type="string" calcext:value-type="string">
            <text:p>D3</text:p>
          </table:table-cell>
          <table:table-cell table:style-name="ce38" office:value-type="string" calcext:value-type="string">
            <text:p>Standard LEDs - SMD Orange Clear 605nm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859-LTST-C170KFKT</text:p>
          </table:table-cell>
          <table:table-cell table:style-name="ce20" office:value-type="float" office:value="0.24" calcext:value-type="float">
            <text:p>0.24</text:p>
          </table:table-cell>
          <table:table-cell table:style-name="ce3" table:formula="of:=[.G23]*[.E23]" office:value-type="float" office:value="0.24" calcext:value-type="float">
            <text:p>0.24</text:p>
          </table:table-cell>
          <table:table-cell table:style-name="ce24" office:value-type="string" calcext:value-type="string">
            <text:p><text:a xlink:href="https://www.mouser.fr/ProductDetail/Lite-On/LTST-C170KFKT?qs=%2Fha2pyFadugHsX7bdQzWjMrioqtf8F%2FEFUVxYkqdVx%252brRWuVMVludQ%3D%3D" xlink:type="simple">https://www.mouser.fr/ProductDetail/Lite-On/LTST-C170KFKT?qs=%2fha2pyFadugHsX7bdQzWjMrioqtf8F%2fEFUVxYkqdVx%252brRWuVMVludQ%3d%3d</text:a>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29" office:value-type="string" calcext:value-type="string">
            <text:p>BLM21PG300SN1D</text:p>
          </table:table-cell>
          <table:table-cell table:style-name="ce32" office:value-type="string" calcext:value-type="string">
            <text:p>FB1, FB2</text:p>
          </table:table-cell>
          <table:table-cell table:style-name="ce38" office:value-type="string" calcext:value-type="string">
            <text:p>Ferrite Beads 0805 30 OHM</text:p>
          </table:table-cell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81-BLM21P300S</text:p>
          </table:table-cell>
          <table:table-cell table:style-name="ce20" office:value-type="float" office:value="0.1" calcext:value-type="float">
            <text:p>0.1</text:p>
          </table:table-cell>
          <table:table-cell table:style-name="ce3" table:formula="of:=[.G24]*[.E24]" office:value-type="float" office:value="0.2" calcext:value-type="float">
            <text:p>0.2</text:p>
          </table:table-cell>
          <table:table-cell table:style-name="ce24" office:value-type="string" calcext:value-type="string">
            <text:p><text:a xlink:href="https://www.mouser.fr/ProductDetail/Murata-Electronics/BLM21PG300SN1D?qs=%2Fha2pyFaduh48AW%2FXw9aj4GisKWlOP5ucfwDK71vMJVCUUBKIZPlUw%3D%3D" xlink:type="simple">https://www.mouser.fr/ProductDetail/Murata-Electronics/BLM21PG300SN1D?qs=%2fha2pyFaduh48AW%2fXw9aj4GisKWlOP5ucfwDK71vMJVCUUBKIZPlUw%3d%3d</text:a>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29" office:value-type="string" calcext:value-type="string">
            <text:p>MPU-9250</text:p>
          </table:table-cell>
          <table:table-cell table:style-name="ce32" office:value-type="string" calcext:value-type="string">
            <text:p>U6</text:p>
          </table:table-cell>
          <table:table-cell table:style-name="ce38" office:value-type="string" calcext:value-type="string">
            <text:p>IMUs - Inertial Measurement Units Nine-Axis (Gyro + Accelerometer + Compass) MEMS MotionTracking Device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410-MPU-9250</text:p>
          </table:table-cell>
          <table:table-cell table:style-name="ce20" office:value-type="float" office:value="7.92" calcext:value-type="float">
            <text:p>7.92</text:p>
          </table:table-cell>
          <table:table-cell table:style-name="ce3" table:formula="of:=[.G25]*[.E25]" office:value-type="float" office:value="7.92" calcext:value-type="float">
            <text:p>7.92</text:p>
          </table:table-cell>
          <table:table-cell table:style-name="ce24" office:value-type="string" calcext:value-type="string">
            <text:p><text:a xlink:href="https://www.mouser.fr/ProductDetail/TDK-InvenSense/MPU-9250?qs=sGAEpiMZZMve4%2FbfQkoj%252bGX2U5IkiOVxAMRs%252bjynh2I%3D" xlink:type="simple">https://www.mouser.fr/ProductDetail/TDK-InvenSense/MPU-9250?qs=sGAEpiMZZMve4%2fbfQkoj%252bGX2U5IkiOVxAMRs%252bjynh2I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BMX055</text:p>
          </table:table-cell>
          <table:table-cell table:style-name="ce32" office:value-type="string" calcext:value-type="string">
            <text:p>U5</text:p>
          </table:table-cell>
          <table:table-cell table:style-name="ce38" office:value-type="string" calcext:value-type="string">
            <text:p>IMUs - Inertial Measurement Units Absolute Orientation 9-Axis Sensor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262-BMX055</text:p>
          </table:table-cell>
          <table:table-cell table:style-name="ce20" office:value-type="float" office:value="5.97" calcext:value-type="float">
            <text:p>5.97</text:p>
          </table:table-cell>
          <table:table-cell table:style-name="ce3" table:formula="of:=[.G26]*[.E26]" office:value-type="float" office:value="5.97" calcext:value-type="float">
            <text:p>5.97</text:p>
          </table:table-cell>
          <table:table-cell table:style-name="ce24" office:value-type="string" calcext:value-type="string">
            <text:p><text:a xlink:href="https://www.mouser.fr/ProductDetail/Bosch-Sensortec/BMX055?qs=sGAEpiMZZMsrChSOYEGTCU2RoWgu%2FDxmjfGHFsUuxOM%3D" xlink:type="simple">https://www.mouser.fr/ProductDetail/Bosch-Sensortec/BMX055?qs=sGAEpiMZZMsrChSOYEGTCU2RoWgu%2fDxmjfGHFsUuxOM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TLV341AIDBVR</text:p>
          </table:table-cell>
          <table:table-cell table:style-name="ce32" office:value-type="string" calcext:value-type="string">
            <text:p>U1, U2, U4, U12</text:p>
          </table:table-cell>
          <table:table-cell table:style-name="ce38" office:value-type="string" calcext:value-type="string">
            <text:p>Operational Amplifiers - Op Amps Low-Voltage R-To-R Output CMOS</text:p>
          </table:table-cell>
          <table:table-cell table:style-name="ce19" office:value-type="float" office:value="4" calcext:value-type="float">
            <text:p>4</text:p>
          </table:table-cell>
          <table:table-cell table:style-name="ce43" office:value-type="string" calcext:value-type="string">
            <text:p>595-TLV341AIDBVR</text:p>
          </table:table-cell>
          <table:table-cell table:style-name="ce20" office:value-type="float" office:value="0.92" calcext:value-type="float">
            <text:p>0.92</text:p>
          </table:table-cell>
          <table:table-cell table:style-name="ce3" table:formula="of:=[.G27]*[.E27]" office:value-type="float" office:value="3.68" calcext:value-type="float">
            <text:p>3.68</text:p>
          </table:table-cell>
          <table:table-cell table:style-name="ce24" office:value-type="string" calcext:value-type="string">
            <text:p><text:a xlink:href="https://www.mouser.fr/ProductDetail/Texas-Instruments/TLV341AIDBVR?qs=sGAEpiMZZMtCHixnSjNA6Dh9CQmOfcFcWBlDTPTjEQ0%3D" xlink:type="simple">https://www.mouser.fr/ProductDetail/Texas-Instruments/TLV341AIDBVR?qs=sGAEpiMZZMtCHixnSjNA6Dh9CQmOfcFcWBlDTPTjEQ0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IS25LP128-JBLE</text:p>
          </table:table-cell>
          <table:table-cell table:style-name="ce32" office:value-type="string" calcext:value-type="string">
            <text:p>U13, U14, U15</text:p>
          </table:table-cell>
          <table:table-cell table:style-name="ce38" office:value-type="string" calcext:value-type="string">
            <text:p>NOR Flash 128M SPI, 8-pin SOP 208mil ET 2.3-3.6V</text:p>
          </table:table-cell>
          <table:table-cell table:style-name="ce19" office:value-type="float" office:value="3" calcext:value-type="float">
            <text:p>3</text:p>
          </table:table-cell>
          <table:table-cell table:style-name="ce43" office:value-type="string" calcext:value-type="string">
            <text:p>870-IS25LP128-JBLE</text:p>
          </table:table-cell>
          <table:table-cell table:style-name="ce20" office:value-type="float" office:value="1.97" calcext:value-type="float">
            <text:p>1.97</text:p>
          </table:table-cell>
          <table:table-cell table:style-name="ce3" table:formula="of:=[.G28]*[.E28]" office:value-type="float" office:value="5.91" calcext:value-type="float">
            <text:p>5.91</text:p>
          </table:table-cell>
          <table:table-cell table:style-name="ce24" office:value-type="string" calcext:value-type="string">
            <text:p><text:a xlink:href="https://www.mouser.fr/ProductDetail/ISSI/IS25LP128-JBLE?qs=sGAEpiMZZMtI%252bQ06EiAoGzgXX1v4VMAS1FJK7rHCmk0%3D" xlink:type="simple">https://www.mouser.fr/ProductDetail/ISSI/IS25LP128-JBLE?qs=sGAEpiMZZMtI%252bQ06EiAoGzgXX1v4VMAS1FJK7rHCmk0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MSP430F6659IPZ</text:p>
          </table:table-cell>
          <table:table-cell table:style-name="ce32" office:value-type="string" calcext:value-type="string">
            <text:p>U9</text:p>
          </table:table-cell>
          <table:table-cell table:style-name="ce38" office:value-type="string" calcext:value-type="string">
            <text:p>16-bit Microcontrollers - MCU Mixed Signal MCU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595-MSP430F6659IPZ</text:p>
          </table:table-cell>
          <table:table-cell table:style-name="ce20" office:value-type="float" office:value="10.18" calcext:value-type="float">
            <text:p>10.18</text:p>
          </table:table-cell>
          <table:table-cell table:style-name="ce3" table:formula="of:=[.G29]*[.E29]" office:value-type="float" office:value="10.18" calcext:value-type="float">
            <text:p>10.18</text:p>
          </table:table-cell>
          <table:table-cell table:style-name="ce24" office:value-type="string" calcext:value-type="string">
            <text:p><text:a xlink:href="https://www.mouser.fr/ProductDetail/Texas-Instruments/MSP430F6659IPZ?qs=sGAEpiMZZMsp%252bcahb6g%252bW7uJdFIScyTJkt2hqSlsyz0%3D" xlink:type="simple">https://www.mouser.fr/ProductDetail/Texas-Instruments/MSP430F6659IPZ?qs=sGAEpiMZZMsp%252bcahb6g%252bW7uJdFIScyTJkt2hqSlsyz0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TPS3823-33QDBVRQ1</text:p>
          </table:table-cell>
          <table:table-cell table:style-name="ce32" office:value-type="string" calcext:value-type="string">
            <text:p>U10</text:p>
          </table:table-cell>
          <table:table-cell table:style-name="ce38" office:value-type="string" calcext:value-type="string">
            <text:p>Supervisory Circuits Supply Voltage Supervisor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595-TPS3823-33QDBVRQ</text:p>
          </table:table-cell>
          <table:table-cell table:style-name="ce20" office:value-type="float" office:value="1.45" calcext:value-type="float">
            <text:p>1.45</text:p>
          </table:table-cell>
          <table:table-cell table:style-name="ce3" table:formula="of:=[.G30]*[.E30]" office:value-type="float" office:value="1.45" calcext:value-type="float">
            <text:p>1.45</text:p>
          </table:table-cell>
          <table:table-cell table:style-name="ce24" office:value-type="string" calcext:value-type="string">
            <text:p><text:a xlink:href="https://www.mouser.fr/ProductDetail/Texas-Instruments/TPS3823-33QDBVRQ1?qs=%2Fha2pyFadugWSwAp0jGLC6fXZ2OwFGVlRyVz55sfJiZw7zsUKsKZSw%3D%3D" xlink:type="simple">https://www.mouser.fr/ProductDetail/Texas-Instruments/TPS3823-33QDBVRQ1?qs=%2fha2pyFadugWSwAp0jGLC6fXZ2OwFGVlRyVz55sfJiZw7zsUKsKZSw%3d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MAX9934TAUA+</text:p>
          </table:table-cell>
          <table:table-cell table:style-name="ce32" office:value-type="string" calcext:value-type="string">
            <text:p>U3</text:p>
          </table:table-cell>
          <table:table-cell table:style-name="ce38" office:value-type="string" calcext:value-type="string">
            <text:p>Current Sense Amplifiers Precision Current Sense Amp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700-MAX9934TAUA</text:p>
          </table:table-cell>
          <table:table-cell table:style-name="ce20" office:value-type="float" office:value="1.43" calcext:value-type="float">
            <text:p>1.43</text:p>
          </table:table-cell>
          <table:table-cell table:style-name="ce3" table:formula="of:=[.G31]*[.E31]" office:value-type="float" office:value="1.43" calcext:value-type="float">
            <text:p>1.43</text:p>
          </table:table-cell>
          <table:table-cell table:style-name="ce24" office:value-type="string" calcext:value-type="string">
            <text:p><text:a xlink:href="https://www.mouser.fr/ProductDetail/Maxim-Integrated/MAX9934TAUA%2B?qs=sGAEpiMZZMvEn2pkGav3bPzgGkd9JbaNhtOzfKcE4xw%3D" xlink:type="simple">https://www.mouser.fr/ProductDetail/Maxim-Integrated/MAX9934TAUA%2b?qs=sGAEpiMZZMvEn2pkGav3bPzgGkd9JbaNhtOzfKcE4xw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REF5030AQDRQ1</text:p>
          </table:table-cell>
          <table:table-cell table:style-name="ce32" office:value-type="string" calcext:value-type="string">
            <text:p>U11</text:p>
          </table:table-cell>
          <table:table-cell table:style-name="ce38" office:value-type="string" calcext:value-type="string">
            <text:p>Voltage References Low NoiseVery Low DriftPrec Vltg Ref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595-REF5030AQDRQ1</text:p>
          </table:table-cell>
          <table:table-cell table:style-name="ce20" office:value-type="float" office:value="2.92" calcext:value-type="float">
            <text:p>2.92</text:p>
          </table:table-cell>
          <table:table-cell table:style-name="ce3" table:formula="of:=[.G32]*[.E32]" office:value-type="float" office:value="2.92" calcext:value-type="float">
            <text:p>2.92</text:p>
          </table:table-cell>
          <table:table-cell table:style-name="ce24" office:value-type="string" calcext:value-type="string">
            <text:p><text:a xlink:href="https://www.mouser.fr/ProductDetail/Texas-Instruments/REF5030AQDRQ1?qs=%2Fha2pyFadugH6fSVJqp%2Fz7xua7%2FEoneEqmhgRHrQ7Xv0ZCaL26ILxg%3D%3D" xlink:type="simple">https://www.mouser.fr/ProductDetail/Texas-Instruments/REF5030AQDRQ1?qs=%2fha2pyFadugH6fSVJqp%2fz7xua7%2fEoneEqmhgRHrQ7Xv0ZCaL26ILxg%3d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string" calcext:value-type="string">
            <text:p>503182-1852</text:p>
          </table:table-cell>
          <table:table-cell table:style-name="ce32" office:value-type="string" calcext:value-type="string">
            <text:p>SC1</text:p>
          </table:table-cell>
          <table:table-cell table:style-name="ce38" office:value-type="string" calcext:value-type="string">
            <text:p>Memory Card Connectors MicroSD Normal Ultra LowPro8CktEmbsTpPkg</text:p>
          </table:table-cell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538-503182-1852</text:p>
          </table:table-cell>
          <table:table-cell table:style-name="ce20" office:value-type="float" office:value="1.81" calcext:value-type="float">
            <text:p>1.81</text:p>
          </table:table-cell>
          <table:table-cell table:style-name="ce3" table:formula="of:=[.G33]*[.E33]" office:value-type="float" office:value="1.81" calcext:value-type="float">
            <text:p>1.81</text:p>
          </table:table-cell>
          <table:table-cell table:style-name="ce24" office:value-type="string" calcext:value-type="string">
            <text:p><text:a xlink:href="https://www.mouser.fr/ProductDetail/Molex/503182-1852?qs=sGAEpiMZZMuJakaoiLiBppKNOqzXwmgw2eKnQVj7yHw%3D" xlink:type="simple">https://www.mouser.fr/ProductDetail/Molex/503182-1852?qs=sGAEpiMZZMuJakaoiLiBppKNOqzXwmgw2eKnQVj7yHw%3d</text:a>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29" office:value-type="float" office:value="533981271" calcext:value-type="float">
            <text:p>533981271</text:p>
          </table:table-cell>
          <table:table-cell table:style-name="ce32" office:value-type="string" calcext:value-type="string">
            <text:p>X, +Y, +Z</text:p>
          </table:table-cell>
          <table:table-cell table:style-name="ce38" office:value-type="string" calcext:value-type="string">
            <text:p>Headers &amp; Wire Housings 12POS SMT VERT HDR</text:p>
          </table:table-cell>
          <table:table-cell table:style-name="ce19" office:value-type="float" office:value="3" calcext:value-type="float">
            <text:p>3</text:p>
          </table:table-cell>
          <table:table-cell table:style-name="ce43" office:value-type="string" calcext:value-type="string">
            <text:p>538-53398-1271</text:p>
          </table:table-cell>
          <table:table-cell table:style-name="ce20" office:value-type="float" office:value="1.67" calcext:value-type="float">
            <text:p>1.67</text:p>
          </table:table-cell>
          <table:table-cell table:style-name="ce3" table:formula="of:=[.G34]*[.E33:.E34]" office:value-type="float" office:value="5.01" calcext:value-type="float">
            <text:p>5.01</text:p>
          </table:table-cell>
          <table:table-cell table:style-name="ce24" office:value-type="string" calcext:value-type="string">
            <text:p><text:a xlink:href="https://www.mouser.fr/ProductDetail/Molex/53398-1271?qs=%2Fha2pyFaduizyRYLbrWz5koTgUg2PoNN9ZGukFcvgIE%3D" xlink:type="simple">https://www.mouser.fr/ProductDetail/Molex/53398-1271?qs=%2fha2pyFaduizyRYLbrWz5koTgUg2PoNN9ZGukFcvgIE%3d</text:a>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Header 6H_PicoBlade</text:p>
          </table:table-cell>
          <table:table-cell table:style-name="ce4" office:value-type="string" calcext:value-type="string">
            <text:p>53398-0671</text:p>
          </table:table-cell>
          <table:table-cell table:style-name="ce10" office:value-type="string" calcext:value-type="string">
            <text:p>P2</text:p>
          </table:table-cell>
          <table:table-cell table:style-name="ce4" office:value-type="string" calcext:value-type="string">
            <text:p>Headers &amp; Wire Housings VERTICAL HDR SMT 6P</text:p>
          </table:table-cell>
          <table:table-cell table:style-name="ce19" office:value-type="float" office:value="2" calcext:value-type="float">
            <text:p>2</text:p>
          </table:table-cell>
          <table:table-cell table:style-name="ce45" office:value-type="string" calcext:value-type="string">
            <text:p>538-53398-0671</text:p>
          </table:table-cell>
          <table:table-cell table:style-name="ce20" office:value-type="float" office:value="1.16" calcext:value-type="float">
            <text:p>1.16</text:p>
          </table:table-cell>
          <table:table-cell table:style-name="ce3" table:formula="of:=[.G35]*[.E35]" office:value-type="float" office:value="2.32" calcext:value-type="float">
            <text:p>2.32</text:p>
          </table:table-cell>
          <table:table-cell table:style-name="ce24" office:value-type="string" calcext:value-type="string">
            <text:p><text:a xlink:href="https://www.mouser.fr/ProductDetail/Molex/53398-0671?qs=%2Fha2pyFaduiunAOvvvBLu8ADX%2FOeqxuPBHLd1xv0%2FyM%3D" xlink:type="simple">https://www.mouser.fr/ProductDetail/Molex/53398-0671?qs=%2fha2pyFaduiunAOvvvBLu8ADX%2fOeqxuPBHLd1xv0%2fyM%3d</text:a></text:p>
          </table:table-cell>
          <table:table-cell table:number-columns-repeated="1015"/>
        </table:table-row>
        <table:table-row table:style-name="ro3">
          <table:table-cell table:style-name="ce20" office:value-type="string" calcext:value-type="string">
            <text:p>PC104</text:p>
          </table:table-cell>
          <table:table-cell table:style-name="ce6" office:value-type="string" calcext:value-type="string">
            <text:p>SSQ-126-03-G-D</text:p>
          </table:table-cell>
          <table:table-cell table:style-name="ce9" office:value-type="string" calcext:value-type="string">
            <text:p>U16A, U16B</text:p>
          </table:table-cell>
          <table:table-cell table:style-name="ce16" office:value-type="string" calcext:value-type="string">
            <text:p>Double 26 pins, square tails, 20u gold, lead size 10,00 mm</text:p>
          </table:table-cell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200-SSQ12603GD</text:p>
          </table:table-cell>
          <table:table-cell table:style-name="ce3"/>
          <table:table-cell table:style-name="ce3" table:formula="of:=[.G36]*[.E34:.E36]" office:value-type="float" office:value="0" calcext:value-type="float">
            <text:p>0</text:p>
          </table:table-cell>
          <table:table-cell table:style-name="ce24" office:value-type="string" calcext:value-type="string">
            <text:p><text:a xlink:href="https://www.mouser.fr/ProductDetail/Samtec/SSQ-126-03-G-D?qs=sGAEpiMZZMs%252BGHln7q6pm8Vn94ktop%2FJdkH6k0wqii4bMX25TjeJ0w%3D%3D" xlink:type="simple">https://www.mouser.fr/ProductDetail/Samtec/SSQ-126-03-G-D?qs=sGAEpiMZZMs%252BGHln7q6pm8Vn94ktop%2FJdkH6k0wqii4bMX25TjeJ0w%3D%3D</text:a>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17"/>
          <table:table-cell table:style-name="ce3"/>
          <table:table-cell table:style-name="ce46"/>
          <table:table-cell table:style-name="ce23" office:value-type="string" calcext:value-type="string">
            <text:p>TOTAL</text:p>
          </table:table-cell>
          <table:table-cell table:style-name="ce23" table:formula="of:=SUM([.H2:.H36])" office:value-type="float" office:value="72.68" calcext:value-type="float">
            <text:p>72.68</text:p>
          </table:table-cell>
          <table:table-cell table:style-name="ce2"/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2:54:50.830404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zar Antônio</meta:initial-creator>
    <meta:creation-date>2019-04-14T13:52:19</meta:creation-date>
    <dc:date>2019-11-02T12:59:04.099263337</dc:date>
    <meta:generator>LibreOffice/6.2.8.2$Linux_X86_64 LibreOffice_project/20$Build-2</meta:generator>
    <meta:editing-duration>PT4M13S</meta:editing-duration>
    <meta:editing-cycles>2</meta:editing-cycles>
    <meta:document-statistic meta:table-count="1" meta:cell-count="2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